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EZEKIEL 38-39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ABHORRENCE OF GOG (38:1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ALLIES OF GOG (38:4-7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ATTACK BY GOG (38:8-16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ANNIHILATION OF GOG (38:17-39:24)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2" draw:style-name="a451" draw:master-page-name="Master1-Layout12-tx-Title-and-Text" presentation:presentation-page-layout-name="Master1-PPL12" draw:id="Slide-257">
        <draw:frame draw:id="id85" presentation:style-name="a455" draw:name="Title 1" svg:x="1.38in" svg:y="0.4in" svg:width="10.6in" svg:height="1.44965in" presentation:class="title" presentation:placeholder="false">
          <draw:text-box>
            <text:p text:style-name="a454" text:class-names="" text:cond-style-name=""><text:span text:style-name="a452" text:class-names="">THE ANNIHILATION OF GOG (38:17-39:24)<text:s text:c="1"/></text:span><text:span text:style-name="a453" text:class-names=""/></text:p>
          </draw:text-box>
          <svg:title/>
          <svg:desc/>
        </draw:frame>
        <draw:frame draw:id="id86" presentation:style-name="a465" draw:name="Text Placeholder 2" svg:x="1.38in" svg:y="2in" svg:width="9.4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<text:s text:c="1"/>As foretold in the former days (38:17-18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As fulfilled in the final days (38:19-39:24)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draw:page>
      <draw:page draw:name="Slide3" draw:style-name="a466" draw:master-page-name="Master1-Layout1-title-Title-Slide" presentation:presentation-page-layout-name="Master1-PPL1" draw:id="Slide-258">
        <draw:frame draw:id="id87" presentation:style-name="a470" draw:name="Title 1" svg:x="1.38in" svg:y="0.83in" svg:width="10.3in" svg:height="4.42in" presentation:class="title" presentation:placeholder="false">
          <draw:text-box>
            <text:p text:style-name="a469" text:class-names="" text:cond-style-name=""><text:span text:style-name="a467" text:class-names=""><text:s text:c="1"/>As fulfilled in the final days (38:19-39:24)<text:s text:c="1"/></text:span><text:span text:style-name="a468" text:class-names=""/></text:p>
          </draw:text-box>
          <svg:title/>
          <svg:desc/>
        </draw:frame>
        <draw:frame draw:id="id88" presentation:style-name="a475" draw:name="Subtitle 2" svg:x="1.38in" svg:y="5.25in" svg:width="10.3in" svg:height="1.85in" presentation:class="subtitle" presentation:placeholder="false">
          <draw:text-box>
            <text:p text:style-name="a472" text:class-names="" text:cond-style-name=""><text:span text:style-name="a471" text:class-names=""><text:s text:c="1"/>The plan (38:19-22):<text:s text:c="1"/></text:span></text:p>
            <text:p text:style-name="a474" text:class-names="" text:cond-style-name=""><text:span text:style-name="a473" text:class-names=""/></text:p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The plan (38:19-22):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A mighty earthquake (38:19-2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Mutiny among the enemy troops (38:2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use of sword, disease, floods, hailstorms, fire, and brimstone (38:22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As fulfilled in the final days (38:19-39:24)<text:s text:c="1"/></text:span><text:span text:style-name="a496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he plan (38:19-2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place (39:1-6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 purpose (38:23; 39:7-8, 21-24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2-tx-Title-and-Text" presentation:presentation-page-layout-name="Master1-PPL12" draw:id="Slide-261">
        <draw:frame draw:id="id93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purpose (38:23; 39:7-8, 21-24)<text:s text:c="1"/></text:span><text:span text:style-name="a514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In regard to the Gentile nations (38:23; 39:21, 23-2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In regard to the Jewish nation (39:7-8, 22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As fulfilled in the final days (38:19-39:24)<text:s text:c="1"/></text:span><text:span text:style-name="a529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lan (38:19-22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lace (39:1-6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urpose (38:23; 39:7-8, 21-24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purifying (39:9-16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8" draw:style-name="a548" draw:master-page-name="Master1-Layout12-tx-Title-and-Text" presentation:presentation-page-layout-name="Master1-PPL12" draw:id="Slide-263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purifying (39:9-16)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Seven years of fuel (39:9-10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Seven months of funerals (39:11-16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9" draw:style-name="a563" draw:master-page-name="Master1-Layout12-tx-Title-and-Text" presentation:presentation-page-layout-name="Master1-PPL12" draw:id="Slide-264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As fulfilled in the final days (38:19-39:24)<text:s text:c="1"/></text:span><text:span text:style-name="a565" text:class-names=""/></text:p>
          </draw:text-box>
          <svg:title/>
          <svg:desc/>
        </draw:frame>
        <draw:frame draw:id="id100" presentation:style-name="a586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lan (38:19-22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lace (39:1-6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purpose (38:23; 39:7-8, 21-24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urifying (39:9-16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proclamation (39:17-2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0" draw:style-name="a587" draw:master-page-name="Master1-Layout12-tx-Title-and-Text" presentation:presentation-page-layout-name="Master1-PPL12" draw:id="Slide-265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ANNIHILATION OF GOG (38:17-39:24)<text:s text:c="1"/></text:span><text:span text:style-name="a589" text:class-names=""/></text:p>
          </draw:text-box>
          <svg:title/>
          <svg:desc/>
        </draw:frame>
        <draw:frame draw:id="id102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As foretold in the former days (38:17-18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As fulfilled in the final days (38:19-39:2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1" draw:style-name="a602" draw:master-page-name="Master1-Layout12-tx-Title-and-Text" presentation:presentation-page-layout-name="Master1-PPL12" draw:id="Slide-266">
        <draw:frame draw:id="id103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EZEKIEL 38-39</text:span><text:span text:style-name="a604" text:class-names=""/></text:p>
          </draw:text-box>
          <svg:title/>
          <svg:desc/>
        </draw:frame>
        <draw:frame draw:id="id104" presentation:style-name="a625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THE ABHORRENCE OF GOG (38:1-3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ALLIES OF GOG (38:4-7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THE ATTACK BY GOG (38:8-16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ANNIHILATION OF GOG (38:17-39:24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ASSEMBLING AFTER GOG (39:25-29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38-39</dc:title>
    <meta:initial-creator>David STRICKLAND</meta:initial-creator>
    <dc:creator>David STRICKLAND</dc:creator>
    <meta:creation-date>2020-02-22T19:27:15Z</meta:creation-date>
    <dc:date>2020-02-22T19:27:15Z</dc:date>
    <meta:template xlink:href="BibleStudy" xlink:type="simple"/>
    <meta:editing-cycles>1</meta:editing-cycles>
    <meta:editing-duration>PT0S</meta:editing-duration>
    <meta:document-statistic meta:paragraph-count="44" meta:word-count="350"/>
  </office:meta>
</office:document-meta>
</file>